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file_name">
            <text:p>file_name</text:p>
          </table:table-cell>
          <table:table-cell table:style-name="pd1" office:value-type="string" office:value="Rotation">
            <text:p>Rotation</text:p>
          </table:table-cell>
          <table:table-cell table:style-name="pd1" office:value-type="string" office:value="Unit">
            <text:p>Unit</text:p>
          </table:table-cell>
          <table:table-cell table:style-name="pd1" office:value-type="string" office:value="Lim curr">
            <text:p>Lim cur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rde_500rpm.cor">
            <text:p>rde_500rpm.cor</text:p>
          </table:table-cell>
          <table:table-cell office:value-type="float" office:value="500.0">
            <text:p>500.0</text:p>
          </table:table-cell>
          <table:table-cell office:value-type="string" office:value="RPM">
            <text:p>RPM</text:p>
          </table:table-cell>
          <table:table-cell office:value-type="float" office:value="0.0032082211538461544">
            <text:p>0.003208221153846154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rde_1000rpm.cor">
            <text:p>rde_1000rpm.cor</text:p>
          </table:table-cell>
          <table:table-cell office:value-type="float" office:value="1000.0">
            <text:p>1000.0</text:p>
          </table:table-cell>
          <table:table-cell office:value-type="string" office:value="RPM">
            <text:p>RPM</text:p>
          </table:table-cell>
          <table:table-cell office:value-type="float" office:value="0.007271954022988504">
            <text:p>0.0072719540229885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